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fo:language="en" fo:country="US" officeooo:rsid="00575443" officeooo:paragraph-rsid="00575443"/>
    </style:style>
    <style:style style:name="P2" style:family="paragraph" style:parent-style-name="Text_20_body">
      <style:text-properties officeooo:paragraph-rsid="00f55582"/>
    </style:style>
    <style:style style:name="P3" style:family="paragraph" style:parent-style-name="Text_20_body">
      <style:text-properties officeooo:rsid="00f0d620" officeooo:paragraph-rsid="00f9bb77"/>
    </style:style>
    <style:style style:name="P4" style:family="paragraph" style:parent-style-name="Text_20_body">
      <style:text-properties officeooo:rsid="0124cb54" officeooo:paragraph-rsid="012a3b34"/>
    </style:style>
    <style:style style:name="P5" style:family="paragraph" style:parent-style-name="Text_20_body">
      <style:text-properties officeooo:paragraph-rsid="01454428"/>
    </style:style>
    <style:style style:name="P6" style:family="paragraph" style:parent-style-name="Text_20_body">
      <style:text-properties officeooo:paragraph-rsid="0148b250"/>
    </style:style>
    <style:style style:name="P7" style:family="paragraph" style:parent-style-name="Text_20_body">
      <style:text-properties officeooo:paragraph-rsid="0149371c"/>
    </style:style>
    <style:style style:name="P8" style:family="paragraph" style:parent-style-name="Text_20_body">
      <style:text-properties officeooo:rsid="0149371c" officeooo:paragraph-rsid="0149371c"/>
    </style:style>
    <style:style style:name="P9" style:family="paragraph" style:parent-style-name="Text_20_body">
      <style:text-properties officeooo:paragraph-rsid="00d68ff8"/>
    </style:style>
    <style:style style:name="P10" style:family="paragraph" style:parent-style-name="Text_20_body">
      <style:text-properties officeooo:rsid="00df3a26" officeooo:paragraph-rsid="014c1667"/>
    </style:style>
    <style:style style:name="P11" style:family="paragraph" style:parent-style-name="Text_20_body">
      <style:text-properties officeooo:rsid="00ded6d7" officeooo:paragraph-rsid="014c1667"/>
    </style:style>
    <style:style style:name="P12" style:family="paragraph" style:parent-style-name="Text_20_body">
      <style:text-properties fo:language="en" fo:country="US"/>
    </style:style>
    <style:style style:name="P13" style:family="paragraph" style:parent-style-name="Text_20_body">
      <style:text-properties fo:language="en" fo:country="US" officeooo:paragraph-rsid="012afa6b"/>
    </style:style>
    <style:style style:name="P14" style:family="paragraph" style:parent-style-name="Text_20_body">
      <style:text-properties fo:language="en" fo:country="US" officeooo:rsid="0131f067" officeooo:paragraph-rsid="0131f067"/>
    </style:style>
    <style:style style:name="P15" style:family="paragraph" style:parent-style-name="Text_20_body">
      <style:text-properties fo:language="en" fo:country="US" officeooo:rsid="0131b641" officeooo:paragraph-rsid="0131b641"/>
    </style:style>
    <style:style style:name="P16" style:family="paragraph" style:parent-style-name="Text_20_body">
      <style:text-properties fo:language="en" fo:country="US" officeooo:rsid="0133cdda" officeooo:paragraph-rsid="0131b641"/>
    </style:style>
    <style:style style:name="P17" style:family="paragraph" style:parent-style-name="Text_20_body">
      <style:text-properties fo:language="en" fo:country="US" officeooo:rsid="004bf2e9" officeooo:paragraph-rsid="0130770f"/>
    </style:style>
    <style:style style:name="P18" style:family="paragraph" style:parent-style-name="Text_20_body">
      <style:text-properties fo:language="en" fo:country="US" officeooo:rsid="013444cb" officeooo:paragraph-rsid="013444cb"/>
    </style:style>
    <style:style style:name="P19" style:family="paragraph" style:parent-style-name="Text_20_body">
      <style:text-properties fo:language="en" fo:country="US" officeooo:rsid="013444cb" officeooo:paragraph-rsid="0134c514"/>
    </style:style>
    <style:style style:name="P20" style:family="paragraph" style:parent-style-name="Text_20_body">
      <style:text-properties fo:language="en" fo:country="US" officeooo:rsid="013910e4" officeooo:paragraph-rsid="013910e4"/>
    </style:style>
    <style:style style:name="P21" style:family="paragraph" style:parent-style-name="Text_20_body">
      <style:text-properties fo:language="en" fo:country="US" officeooo:rsid="0136f348" officeooo:paragraph-rsid="0136f348"/>
    </style:style>
    <style:style style:name="P22" style:family="paragraph" style:parent-style-name="Text_20_body">
      <style:text-properties fo:language="en" fo:country="US" officeooo:paragraph-rsid="013ab4ae"/>
    </style:style>
    <style:style style:name="P23" style:family="paragraph" style:parent-style-name="Text_20_body">
      <style:text-properties fo:language="en" fo:country="US" officeooo:rsid="004688aa" officeooo:paragraph-rsid="00d4db4f"/>
    </style:style>
    <style:style style:name="P24" style:family="paragraph" style:parent-style-name="Text_20_body">
      <style:text-properties fo:language="en" fo:country="US" officeooo:paragraph-rsid="01454428"/>
    </style:style>
    <style:style style:name="P25" style:family="paragraph" style:parent-style-name="Text_20_body">
      <style:text-properties fo:language="en" fo:country="US" officeooo:paragraph-rsid="0092ab75"/>
    </style:style>
    <style:style style:name="P26" style:family="paragraph" style:parent-style-name="Text_20_body">
      <style:text-properties fo:language="en" fo:country="US" officeooo:rsid="0149371c" officeooo:paragraph-rsid="0149371c"/>
    </style:style>
    <style:style style:name="P27" style:family="paragraph" style:parent-style-name="Text_20_body">
      <style:text-properties fo:language="en" fo:country="US" officeooo:rsid="00c7890f"/>
    </style:style>
    <style:style style:name="P28" style:family="paragraph" style:parent-style-name="Text_20_body">
      <style:text-properties fo:language="en" fo:country="US" officeooo:rsid="00ded6d7" officeooo:paragraph-rsid="014c1667"/>
    </style:style>
    <style:style style:name="P29" style:family="paragraph" style:parent-style-name="Text_20_body">
      <style:text-properties fo:language="en" fo:country="US" officeooo:rsid="014c1667" officeooo:paragraph-rsid="014c1667"/>
    </style:style>
    <style:style style:name="P30" style:family="paragraph" style:parent-style-name="Text_20_body">
      <style:text-properties fo:font-size="6pt" fo:language="en" fo:country="US" officeooo:paragraph-rsid="00cbf20a" style:font-size-asian="6pt" style:font-size-complex="6pt"/>
    </style:style>
    <style:style style:name="P31" style:family="paragraph" style:parent-style-name="Illustration">
      <style:text-properties officeooo:paragraph-rsid="01448b45"/>
    </style:style>
    <style:style style:name="P32" style:family="paragraph" style:parent-style-name="Illustration">
      <style:text-properties fo:language="en" fo:country="US"/>
    </style:style>
    <style:style style:name="P33" style:family="paragraph" style:parent-style-name="Illustration">
      <style:paragraph-properties fo:text-align="center" style:justify-single-word="false"/>
      <style:text-properties fo:language="en" fo:country="US"/>
    </style:style>
    <style:style style:name="P34" style:family="paragraph" style:parent-style-name="Illustration" style:master-page-name="">
      <style:paragraph-properties fo:margin-left="1.535cm" fo:margin-right="0.979cm" fo:margin-top="0.212cm" fo:margin-bottom="0.212cm" style:contextual-spacing="false" fo:text-indent="0cm" style:auto-text-indent="false" style:page-number="auto" text:number-lines="false" text:line-number="0"/>
      <style:text-properties officeooo:paragraph-rsid="0142c3b8"/>
    </style:style>
    <style:style style:name="P35" style:family="paragraph" style:parent-style-name="Standard">
      <style:text-properties fo:language="en" fo:country="US" officeooo:rsid="012323d9" officeooo:paragraph-rsid="012323d9"/>
    </style:style>
    <style:style style:name="P36" style:family="paragraph" style:parent-style-name="Standard">
      <style:text-properties fo:language="en" fo:country="US" officeooo:rsid="00400478" officeooo:paragraph-rsid="0020beab"/>
    </style:style>
    <style:style style:name="P37" style:family="paragraph" style:parent-style-name="Standard">
      <style:text-properties fo:language="en" fo:country="US" officeooo:paragraph-rsid="00a5c77c"/>
    </style:style>
    <style:style style:name="P38" style:family="paragraph" style:parent-style-name="Title">
      <style:text-properties fo:language="en" fo:country="US"/>
    </style:style>
    <style:style style:name="P39" style:family="paragraph" style:parent-style-name="Caption">
      <style:text-properties fo:language="en" fo:country="US"/>
    </style:style>
    <style:style style:name="P40" style:family="paragraph" style:parent-style-name="Caption" style:master-page-name="">
      <style:paragraph-properties style:page-number="auto" fo:break-before="auto" fo:break-after="auto"/>
      <style:text-properties fo:language="en" fo:country="US"/>
    </style:style>
    <style:style style:name="P41" style:family="paragraph" style:parent-style-name="Illustration" style:master-page-name="">
      <style:paragraph-properties fo:margin-left="0.794cm" fo:margin-right="1.482cm" fo:margin-top="0.212cm" fo:margin-bottom="0.212cm" style:contextual-spacing="false" fo:text-align="center" style:justify-single-word="false" fo:text-indent="0cm" style:auto-text-indent="false" style:page-number="auto" text:number-lines="false" text:line-number="0"/>
      <style:text-properties fo:language="en" fo:country="US" officeooo:rsid="006d13af"/>
    </style:style>
    <style:style style:name="P42" style:family="paragraph" style:parent-style-name="Heading_20_1">
      <style:text-properties fo:language="en" fo:country="US"/>
    </style:style>
    <style:style style:name="P43" style:family="paragraph" style:parent-style-name="Heading_20_1">
      <style:text-properties fo:language="en" fo:country="US" officeooo:rsid="012d5a1b"/>
    </style:style>
    <style:style style:name="P44" style:family="paragraph" style:parent-style-name="Heading_20_1">
      <style:text-properties fo:language="en" fo:country="US" officeooo:rsid="0131b641" officeooo:paragraph-rsid="0131b641"/>
    </style:style>
    <style:style style:name="P45" style:family="paragraph" style:parent-style-name="Heading_20_1">
      <style:text-properties fo:language="en" fo:country="US" officeooo:rsid="0130770f" officeooo:paragraph-rsid="01463d3a"/>
    </style:style>
    <style:style style:name="P46" style:family="paragraph" style:parent-style-name="Heading_20_1">
      <style:text-properties fo:language="en" fo:country="US" officeooo:rsid="013910e4" officeooo:paragraph-rsid="013910e4"/>
    </style:style>
    <style:style style:name="P47" style:family="paragraph" style:parent-style-name="Heading_20_1">
      <style:text-properties fo:language="en" fo:country="US" officeooo:paragraph-rsid="01463d3a"/>
    </style:style>
    <style:style style:name="P48" style:family="paragraph" style:parent-style-name="Heading_20_1">
      <style:text-properties fo:language="en" fo:country="US" officeooo:rsid="014aeadd" officeooo:paragraph-rsid="014aeadd"/>
    </style:style>
    <style:style style:name="P49" style:family="paragraph" style:parent-style-name="Heading_20_1" style:master-page-name="">
      <style:paragraph-properties style:page-number="auto" fo:break-before="auto" fo:break-after="auto"/>
      <style:text-properties fo:language="en" fo:country="US" officeooo:rsid="013e611f"/>
    </style:style>
    <style:style style:name="P50" style:family="paragraph" style:parent-style-name="Text_20_body">
      <style:text-properties fo:language="en" fo:country="US" officeooo:rsid="00587743" officeooo:paragraph-rsid="012afa6b"/>
    </style:style>
    <style:style style:name="P51" style:family="paragraph" style:parent-style-name="Text_20_body">
      <style:text-properties fo:language="en" fo:country="US" officeooo:rsid="00587743" officeooo:paragraph-rsid="012f35a7"/>
    </style:style>
    <style:style style:name="P52" style:family="paragraph" style:parent-style-name="Text_20_body" style:list-style-name="L1">
      <style:text-properties fo:language="en" fo:country="US" officeooo:rsid="0047068f" officeooo:paragraph-rsid="0136f348"/>
    </style:style>
    <style:style style:name="P53" style:family="paragraph" style:parent-style-name="Text_20_body" style:list-style-name="L1">
      <style:text-properties fo:language="en" fo:country="US" officeooo:rsid="013ba782" officeooo:paragraph-rsid="01463d3a"/>
    </style:style>
    <style:style style:name="P54" style:family="paragraph" style:parent-style-name="Text_20_body" style:list-style-name="L2">
      <style:text-properties fo:language="en" fo:country="US" officeooo:rsid="013ba782" officeooo:paragraph-rsid="013ba782"/>
    </style:style>
    <style:style style:name="P55" style:family="paragraph" style:parent-style-name="Text_20_body">
      <style:text-properties fo:language="en" fo:country="US" officeooo:rsid="0146fef0" officeooo:paragraph-rsid="0150c80f"/>
    </style:style>
    <style:style style:name="P56" style:family="paragraph" style:parent-style-name="Text_20_body" style:list-style-name="L1">
      <style:text-properties officeooo:paragraph-rsid="013b5fba"/>
    </style:style>
    <style:style style:name="P57" style:family="paragraph" style:parent-style-name="Frame_20_contents">
      <style:text-properties fo:color="#000000" fo:font-size="9pt" officeooo:rsid="014f1adc" officeooo:paragraph-rsid="014f1adc" style:font-size-asian="9pt" style:font-size-complex="9pt"/>
    </style:style>
    <style:style style:name="T1" style:family="text">
      <style:text-properties officeooo:rsid="01463d3a"/>
    </style:style>
    <style:style style:name="T2" style:family="text">
      <style:text-properties fo:font-style="italic" style:font-style-asian="italic" style:font-style-complex="italic"/>
    </style:style>
    <style:style style:name="T3" style:family="text">
      <style:text-properties fo:font-style="italic" officeooo:rsid="0123dd53" style:font-style-asian="italic" style:font-style-complex="italic"/>
    </style:style>
    <style:style style:name="T4" style:family="text">
      <style:text-properties fo:font-style="italic" officeooo:rsid="013ab4ae" style:font-style-asian="italic" style:font-style-complex="italic"/>
    </style:style>
    <style:style style:name="T5" style:family="text">
      <style:text-properties fo:font-style="italic" officeooo:rsid="01463d3a" style:font-style-asian="italic" style:font-style-complex="italic"/>
    </style:style>
    <style:style style:name="T6" style:family="text">
      <style:text-properties fo:font-size="11pt" fo:language="en" fo:country="US" officeooo:rsid="0071ab44" style:font-size-asian="11pt" style:font-size-complex="11pt"/>
    </style:style>
    <style:style style:name="T7" style:family="text">
      <style:text-properties fo:font-size="7pt" style:font-size-asian="7pt" style:font-size-complex="7pt"/>
    </style:style>
    <style:style style:name="T8" style:family="text">
      <style:text-properties fo:font-size="7pt" fo:language="en" fo:country="US" officeooo:rsid="00f31c1b" style:font-size-asian="7pt" style:font-size-complex="7pt"/>
    </style:style>
    <style:style style:name="T9" style:family="text">
      <style:text-properties fo:font-size="10.5pt" style:font-size-asian="10.5pt" style:font-size-complex="10.5pt"/>
    </style:style>
    <style:style style:name="T10" style:family="text">
      <style:text-properties fo:font-size="10.5pt" officeooo:rsid="00d4db4f" style:font-size-asian="10.5pt" style:font-size-complex="10.5pt"/>
    </style:style>
    <style:style style:name="T11" style:family="text">
      <style:text-properties fo:font-size="10.5pt" officeooo:rsid="011b9822" style:font-size-asian="10.5pt" style:font-size-complex="10.5pt"/>
    </style:style>
    <style:style style:name="T12" style:family="text">
      <style:text-properties fo:font-size="10.5pt" officeooo:rsid="012f35a7" style:font-size-asian="10.5pt" style:font-size-complex="10.5pt"/>
    </style:style>
    <style:style style:name="T13" style:family="text">
      <style:text-properties fo:font-size="4pt" fo:language="en" fo:country="US" officeooo:rsid="00f31c1b" style:font-size-asian="4pt" style:font-size-complex="4pt"/>
    </style:style>
    <style:style style:name="T14" style:family="text">
      <style:text-properties fo:font-size="4pt" fo:language="en" fo:country="US" officeooo:rsid="00f5e0fc" style:font-size-asian="4pt" style:font-size-complex="4pt"/>
    </style:style>
    <style:style style:name="T15" style:family="text">
      <style:text-properties officeooo:rsid="01227b61"/>
    </style:style>
    <style:style style:name="T16" style:family="text">
      <style:text-properties officeooo:rsid="012323d9"/>
    </style:style>
    <style:style style:name="T17" style:family="text">
      <style:text-properties officeooo:rsid="0123dd53"/>
    </style:style>
    <style:style style:name="T18" style:family="text">
      <style:text-properties officeooo:rsid="012a3b34"/>
    </style:style>
    <style:style style:name="T19" style:family="text">
      <style:text-properties officeooo:rsid="012f35a7"/>
    </style:style>
    <style:style style:name="T20" style:family="text">
      <style:text-properties officeooo:rsid="0133cdda"/>
    </style:style>
    <style:style style:name="T21" style:family="text">
      <style:text-properties officeooo:rsid="0134c514"/>
    </style:style>
    <style:style style:name="T22" style:family="text">
      <style:text-properties officeooo:rsid="013910e4"/>
    </style:style>
    <style:style style:name="T23" style:family="text">
      <style:text-properties officeooo:rsid="013ab4ae"/>
    </style:style>
    <style:style style:name="T24" style:family="text">
      <style:text-properties officeooo:rsid="013b5fba"/>
    </style:style>
    <style:style style:name="T25" style:family="text">
      <style:text-properties officeooo:rsid="013e611f"/>
    </style:style>
    <style:style style:name="T26" style:family="text">
      <style:text-properties officeooo:rsid="01448b45"/>
    </style:style>
    <style:style style:name="T27" style:family="text">
      <style:text-properties fo:font-size="6pt" fo:language="en" fo:country="US" officeooo:rsid="00766b34" style:font-size-asian="6pt" style:font-size-complex="6pt"/>
    </style:style>
    <style:style style:name="T28" style:family="text">
      <style:text-properties officeooo:rsid="0149371c"/>
    </style:style>
    <style:style style:name="T29" style:family="text">
      <style:text-properties officeooo:rsid="014aeadd"/>
    </style:style>
    <style:style style:name="T30" style:family="text">
      <style:text-properties fo:font-size="12pt" officeooo:rsid="014aeadd" style:font-size-asian="12pt" style:font-size-complex="12pt"/>
    </style:style>
    <style:style style:name="T31" style:family="text">
      <style:text-properties officeooo:rsid="014c1667"/>
    </style:style>
    <style:style style:name="T32" style:family="text">
      <style:text-properties officeooo:rsid="014c48d0"/>
    </style:style>
    <style:style style:name="T33" style:family="text">
      <style:text-properties officeooo:rsid="01244667"/>
    </style:style>
    <style:style style:name="T34" style:family="text">
      <style:text-properties officeooo:rsid="00587743"/>
    </style:style>
    <style:style style:name="T35" style:family="text">
      <style:text-properties officeooo:rsid="012c45cf"/>
    </style:style>
    <style:style style:name="T36" style:family="text">
      <style:text-properties officeooo:rsid="01326544"/>
    </style:style>
    <style:style style:name="T37" style:family="text">
      <style:text-properties officeooo:rsid="013ca27d"/>
    </style:style>
    <style:style style:name="T38" style:family="text">
      <style:text-properties fo:language="en" fo:country="US"/>
    </style:style>
    <style:style style:name="T39" style:family="text">
      <style:text-properties fo:language="en" fo:country="US" officeooo:rsid="0131b641"/>
    </style:style>
    <style:style style:name="T40" style:family="text">
      <style:text-properties fo:language="en" fo:country="US" officeooo:rsid="0071ab44"/>
    </style:style>
    <style:style style:name="T41" style:family="text">
      <style:text-properties fo:language="en" fo:country="US" officeooo:rsid="00766b34"/>
    </style:style>
    <style:style style:name="T42" style:family="text">
      <style:text-properties fo:language="en" fo:country="US" officeooo:rsid="0142c3b8"/>
    </style:style>
    <style:style style:name="T43" style:family="text">
      <style:text-properties fo:language="en" fo:country="US" officeooo:rsid="00c8baf0"/>
    </style:style>
    <style:style style:name="T44" style:family="text">
      <style:text-properties fo:language="en" fo:country="US" officeooo:rsid="01269aad"/>
    </style:style>
    <style:style style:name="T45" style:family="text">
      <style:text-properties fo:language="en" fo:country="US" officeooo:rsid="013b5fba"/>
    </style:style>
    <style:style style:name="T46" style:family="text">
      <style:text-properties fo:language="en" fo:country="US" officeooo:rsid="013ea9f0"/>
    </style:style>
    <style:style style:name="T47" style:family="text">
      <style:text-properties fo:language="en" fo:country="US" officeooo:rsid="00980673"/>
    </style:style>
    <style:style style:name="T48" style:family="text">
      <style:text-properties fo:language="en" fo:country="US" officeooo:rsid="009abc1e"/>
    </style:style>
    <style:style style:name="T49" style:family="text">
      <style:text-properties fo:language="en" fo:country="US" officeooo:rsid="00b0c6f0"/>
    </style:style>
    <style:style style:name="T50" style:family="text">
      <style:text-properties fo:language="en" fo:country="US" officeooo:rsid="0148b250"/>
    </style:style>
    <style:style style:name="T51" style:family="text">
      <style:text-properties fo:language="en" fo:country="US" officeooo:rsid="0068f33d"/>
    </style:style>
    <style:style style:name="T52" style:family="text">
      <style:text-properties fo:language="en" fo:country="US" officeooo:rsid="00caaa51"/>
    </style:style>
    <style:style style:name="T53" style:family="text">
      <style:text-properties fo:language="en" fo:country="US" fo:font-weight="normal" officeooo:rsid="00f31c1b" style:font-weight-asian="normal" style:font-weight-complex="normal"/>
    </style:style>
    <style:style style:name="T54" style:family="text">
      <style:text-properties fo:language="en" fo:country="US" fo:font-weight="normal" officeooo:rsid="010150de" style:font-weight-asian="normal" style:font-weight-complex="normal"/>
    </style:style>
    <style:style style:name="T55" style:family="text">
      <style:text-properties fo:language="en" fo:country="US" fo:font-weight="normal" officeooo:rsid="0149371c" style:font-weight-asian="normal" style:font-weight-complex="normal"/>
    </style:style>
    <style:style style:name="T56" style:family="text">
      <style:text-properties fo:language="en" fo:country="US" officeooo:rsid="00f31c1b"/>
    </style:style>
    <style:style style:name="T57" style:family="text">
      <style:text-properties fo:language="en" fo:country="US" officeooo:rsid="0149371c"/>
    </style:style>
    <style:style style:name="T58" style:family="text">
      <style:text-properties fo:language="en" fo:country="US" officeooo:rsid="00f5e0fc"/>
    </style:style>
    <style:style style:name="T59" style:family="text">
      <style:text-properties fo:language="en" fo:country="US" officeooo:rsid="00f6d9e4"/>
    </style:style>
    <style:style style:name="T60" style:family="text">
      <style:text-properties fo:language="en" fo:country="US" officeooo:rsid="00fe8fae"/>
    </style:style>
    <style:style style:name="T61" style:family="text">
      <style:text-properties fo:language="en" fo:country="US" officeooo:rsid="010150de"/>
    </style:style>
    <style:style style:name="T62" style:family="text">
      <style:text-properties fo:language="en" fo:country="US" officeooo:rsid="014aeadd"/>
    </style:style>
    <style:style style:name="T63" style:family="text">
      <style:text-properties fo:language="en" fo:country="US" fo:font-style="italic" style:font-style-asian="italic" style:font-style-complex="italic"/>
    </style:style>
    <style:style style:name="T64" style:family="text">
      <style:text-properties fo:language="en" fo:country="US" fo:font-style="italic" officeooo:rsid="014aeadd" style:font-style-asian="italic" style:font-style-complex="italic"/>
    </style:style>
    <style:style style:name="T65" style:family="text">
      <style:text-properties fo:language="en" fo:country="US" officeooo:rsid="014c1667"/>
    </style:style>
    <style:style style:name="T66" style:family="text">
      <style:text-properties fo:language="en" fo:country="US" officeooo:rsid="00c7890f"/>
    </style:style>
    <style:style style:name="T67" style:family="text">
      <style:text-properties fo:language="en" fo:country="US" officeooo:rsid="00d68ff8"/>
    </style:style>
    <style:style style:name="T68" style:family="text">
      <style:text-properties fo:language="en" fo:country="US" officeooo:rsid="00ded6d7"/>
    </style:style>
    <style:style style:name="T69" style:family="text">
      <style:text-properties fo:language="en" fo:country="US" officeooo:rsid="014e9399"/>
    </style:style>
    <style:style style:name="T70" style:family="text">
      <style:text-properties fo:language="en" fo:country="US" officeooo:rsid="014f1adc"/>
    </style:style>
    <style:style style:name="T71" style:family="text">
      <style:text-properties fo:language="en" fo:country="US" officeooo:rsid="0150c80f"/>
    </style:style>
    <style:style style:name="T72" style:family="text">
      <style:text-properties officeooo:rsid="014d4e73"/>
    </style:style>
    <style:style style:name="T73" style:family="text">
      <style:text-properties officeooo:rsid="014f1adc"/>
    </style:style>
    <style:style style:name="T74" style:family="text">
      <style:text-properties officeooo:rsid="00e2f7da"/>
    </style:style>
    <style:style style:name="T75" style:family="text">
      <style:text-properties officeooo:rsid="0150c80f"/>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4.38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1.69cm, 6.35cm, 1.6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80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5.001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3.919cm, 0cm, 1.96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431cm, 5.121cm, 3.431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3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199cm" fo:margin-right="0cm" style:vertical-pos="from-top" style:vertical-rel="paragraph" style:horizontal-pos="from-left" style:horizontal-rel="paragraph" style:shadow="none" style:mirror="none" fo:clip="rect(2.99cm, 8.64cm, 5.98cm, 8.64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6.001cm, 0cm, 3.97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background-color="transparent" style:background-transparency="100%" draw:fill="solid" style:shadow="none" style:mirror="none" fo:clip="rect(1.199cm, 0cm, 0.499cm, 0cm)" draw:luminance="0%" draw:contrast="0%" draw:red="0%" draw:green="0%" draw:blue="0%" draw:gamma="100%" draw:color-inversion="false" draw:image-opacity="46%" draw:color-mode="standard">
        <style:background-image/>
      </style:graphic-properties>
    </style:style>
    <style:style style:name="fr16"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11.449cm, 0cm, 4.581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99cm" fo:margin-top="0cm" fo:margin-bottom="0.199cm" style:vertical-pos="from-top" style:vertical-rel="paragraph" style:horizontal-pos="from-left" style:horizontal-rel="paragraph" style:mirror="none" fo:clip="rect(2.499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5" text:anchor-type="page" text:anchor-page-number="10" svg:x="8.26cm" svg:y="4.778cm" svg:width="10.672cm" draw:z-index="19">
        <draw:text-box fo:min-height="0.48cm">
          <text:p text:style-name="P57">Photo by Helmut Seger dimmed until copyright is obtained</text:p>
        </draw:text-box>
      </draw:frame>
      <text:p text:style-name="P38"><text:span text:style-name="T15">Human Powered Chain Ferries</text:span><text:line-break/><text:line-break/><text:span text:style-name="T30">by Theo Schmidt</text:span></text:p>
      <text:p text:style-name="P12"/>
      <text:p text:style-name="P12"><text:span text:style-name="T17">Historically m</text:span>ost <text:span text:style-name="T17">crossings of inland waterways not served by bridges were probably with ferries worked by oars or paddles. Today they are mostly motorized. However many small </text:span><text:span text:style-name="T3">cable ferries</text:span><text:span text:style-name="T17"> still exist, which utilize the river current, human power, or both. Although larger cable ferries are motorized., the use of human power is so efficient, that even many-tonne such ferries can be worked by human power. This includes historic ones in England and USA and modern ones mainly in Germany and the Netherlands. </text:span></text:p>
      <text:p text:style-name="P35"/>
      <text:p text:style-name="P12">This article lists some of these, mainly the ones which use chains rather then ropes <text:span text:style-name="T32">as cables</text:span>, and describes how they operate.</text:p>
      <text:p text:style-name="P36"><draw:frame draw:style-name="fr2" draw:name="Rahmen1" text:anchor-type="paragraph" svg:width="17.556cm" draw:z-index="0"><draw:text-box fo:min-height="14.848cm"><text:p text:style-name="P32"><draw:frame draw:style-name="fr5" draw:name="Grafik3" text:anchor-type="paragraph" svg:width="17.59cm" svg:height="11.03cm" draw:z-index="1"><draw:image xlink:href="../027.jpg" xlink:type="simple" xlink:show="embed" xlink:actuate="onLoad"/></draw:frame><text:line-break/><text:line-break/><text:span text:style-name="T16">Example of a simple human-powered chain ferry with a single central chain.<text:line-break/></text:span></text:p></draw:text-box></draw:frame></text:p>
      <text:h text:style-name="P42" text:outline-level="1"><text:soft-page-break/><text:span text:style-name="T33">What is a chain ferry</text:span>?</text:h>
      <text:p text:style-name="P4"><text:span text:style-name="T43">Chain ferries belong to the category of </text:span><text:a xlink:type="simple" xlink:href="https://en.wikipedia.org/wiki/Cable_ferry"><text:span text:style-name="T43">cable ferry</text:span></text:a><text:span text:style-name="T43">. Most</text:span><text:span text:style-name="T38">ly the cables used are wire ropes rather than chains and where feasible the ferries </text:span><text:span text:style-name="T44">utilize</text:span><text:span text:style-name="T38"> the water current as motive power – the</text:span><text:span text:style-name="T44">y</text:span><text:span text:style-name="T38"> are then called </text:span><text:a xlink:type="simple" xlink:href="https://en.wikipedia.org/wiki/Reaction_ferry"><text:span text:style-name="T38">reaction ferries</text:span></text:a><text:span text:style-name="T43">. </text:span><text:span text:style-name="T38">This involves the use of long ropes suspended over a river, stretched near the surface, or supported by buoys</text:span><text:span text:style-name="T43">. However </text:span><text:span text:style-name="T38">it is also possible to use heavy cables which are not stretched but normally lie loosely</text:span><text:span text:style-name="T43"> at the bottom of the body of water, </text:span><text:span text:style-name="T38">thus invisible and not impeding shipping. </text:span><text:span text:style-name="T44">In this mode of operation, chains are particularly suitable, as they are very flexible and easy to grip without slipping – by hand or with </text:span><text:a xlink:type="simple" xlink:href="https://commons.wikimedia.org/wiki/Category:Chain_sprocket_(ship_part)"><text:span text:style-name="T44">chain sprockets</text:span></text:a><text:span text:style-name="T44">. In operation, the ferry pulls itself along one or two ropes or chains, or sometimes using one chain for pulling and one rope for extra guidance. Chain ferries are used as crossings, but the technology was also used in the 19th and 20th centuries <text:s/>over long distances </text:span><text:a xlink:type="simple" xlink:href="https://en.wikipedia.org/wiki/Chain_boat_navigation"><text:span text:style-name="T44">in the longitudinal direction</text:span></text:a><text:span text:style-name="T44"> of a river run, especially in France and Germany. These highly developed </text:span><text:a xlink:type="simple" xlink:href="https://en.wikipedia.org/wiki/Chain_boat"><text:span text:style-name="T44">chain boats</text:span></text:a><text:span text:style-name="T44"> pulled strings of barges over hundreds of kilometers, much more efficiently than today's shipping. A </text:span><text:a xlink:type="simple" xlink:href="https://www.youtube.com/watch?v=PkDl7c8hP2g"><text:span text:style-name="T44">chain tug is still in operation</text:span></text:a><text:span text:style-name="T44"> through the 6km long canal tunnel Riqueval near Saint Quentin in France.</text:span></text:p>
      <text:h text:style-name="P43" text:outline-level="1"><draw:frame draw:style-name="fr3" draw:name="Rahmen7" text:anchor-type="paragraph" svg:x="-0.547cm" svg:y="-0.291cm" svg:width="18.683cm" draw:z-index="10"><draw:text-box fo:min-height="12.266cm"><text:p text:style-name="P33"><draw:frame draw:style-name="fr6" draw:name="Grafik1" text:anchor-type="paragraph" svg:width="18.683cm" style:rel-width="100%" svg:height="12.266cm" style:rel-height="scale" draw:z-index="11"><draw:image xlink:href="../00702-Meißen-1898-Blick_von_der_Knorre-Brück_&amp;_Sohn_Kunstverlag.jpg" xlink:type="simple" xlink:show="embed" xlink:actuate="onLoad"/></draw:frame>Post<text:span text:style-name="T18">card of a chain tug and barges on the river</text:span> Elbe<text:line-break/><text:line-break/></text:p></draw:text-box></draw:frame>How do chain ferries work?</text:h>
      <text:p text:style-name="P13"><text:span text:style-name="T34">In contrast to wire ropes, which are often stretched taut over or just beneath the water surface, chains are usually left to rest loosely on the bottom, so that they come to the surface only in the immediate vicinity of the chain ferry and its landings. (With two </text:span><text:soft-page-break/><text:span text:style-name="T34">exceptions: very short crossings and in those cases where the chains are also pulled from ashore.) The chain on the ground normally provides enough friction to resist the motive force and does not need to be tensioned beyond that tension inherent to its local catenary. In deep water there is of course more tension due to the chain's own weight, both where it enters and where it leaves the ferry. As the weights fore and aft mostly cancel, there is little resistance to motion provided the chains are led over chain wheels, sprockets and low-friction surfaces. </text:span></text:p>
      <text:p text:style-name="P14"><text:span text:style-name="T35">M</text:span>otion is caused by turning at least one of the chain sprockets. This decreases the slope <text:span text:style-name="T36">of the tangent to the front catenary and increases that of the rear catenary. If you draw the force diagrams, the motive force is shown as the vector sum of the tangents, equating to the difference between the front and back horizontal force components. This is balanced by the sum of the boat's resistances.</text:span></text:p>
      <text:p text:style-name="P50">Chain is more expensive than rope; this explains perhaps why cable ferries using wire rope are generally more popular than chain ferries, except in very large sizes, where the greater flexibility, durability and resistance to corrosion probably over weigh.</text:p>
      <text:p text:style-name="P51">The chain(s) require(s) no special mountings except being attached at the landings. In deep water they act in the same way as anchor chains. The chain ferry is permanently "anchored", yet it can travel forwards and backwards at any time. Further maneuvers are normally not possible and not necessary. The chain(s) lead(s) the ferry exactly to the landing, where it is held without having to be additionally attached.</text:p>
      <text:h text:style-name="P44" text:outline-level="1">Moving and maneuvering</text:h>
      <text:p text:style-name="P15">The chain ferry moves forward as the <text:span text:style-name="T72">front part of the </text:span>chain is raised from the ground, passes through the boat, and is released at the back to descend again to the bottom. <text:s/>Due to its weight, the chain's slope is relatively steep and it poses no hindrance for other vessels. The considerable <text:span text:style-name="T72">front and back </text:span>weight<text:span text:style-name="T72">s</text:span> <text:span text:style-name="T72">are</text:span> largely balanced, so that the driving sprockets need provide, in addition to a small amount to overcome friction, only the force for propulsion. At <text:span text:style-name="T72">the </text:span>typical low speeds this is small and transmitted almost without loss, so that even multi-tonne ferries can be moved with the power of a single person.</text:p>
      <text:p text:style-name="P15"><text:span text:style-name="T20">M</text:span>ost of the smaller chain ferries <text:span text:style-name="T20">are </text:span>cranked by <text:span text:style-name="T20">h</text:span>and <text:span text:style-name="T20">with a windlass</text:span> attached to <text:span text:style-name="T20">one</text:span> side and there is only one chain. For larger chain ferries, there are usually two chains <text:span text:style-name="T20">and the propulsion is motorized.</text:span></text:p>
      <text:p text:style-name="P16">In calm waters, the ferry follows the chain exactly,. In the case of current, there is a small offset downstream. The ferry does not need to be steered as it will automatically end up at its designated landing even in a strong current. (This in contrast to chain boats traveling long distances; these can influence their course to a small extent. There is also one type of freely maneuvering and steerable chain boat which uses an endless chain loop, but I know of none in existence.) Maneuvering is very simple: to stop the ferry, the drive is stopped, to reverse, the drive is reversed. Except for the adjustment of the cateneries, these movements are effected almost immediately. The position of the ferry along the chain is relatively precisely defined at all times.</text:p>
      <text:h text:style-name="P45" text:outline-level="1"><draw:frame draw:style-name="fr4" draw:name="Rahmen3" text:anchor-type="paragraph" svg:x="-0.108cm" svg:y="0cm" svg:width="17.805cm" draw:z-index="12"><draw:text-box fo:min-height="11.873cm"><text:p text:style-name="P41"><draw:frame draw:style-name="fr7" draw:name="Grafik4" text:anchor-type="paragraph" svg:x="0cm" svg:y="0.212cm" svg:width="17.59cm" svg:height="11.051cm" draw:z-index="13"><draw:image xlink:href="../028-Stratford-cc-by-David-Dixon-sa.jpg" xlink:type="simple" xlink:show="embed" xlink:actuate="onLoad"/></draw:frame><text:span text:style-name="T7"> </text:span><text:line-break/><text:span text:style-name="T19">The chain ferry over the river</text:span><text:span text:style-name="T9"> Avon </text:span><text:span text:style-name="T10">(GB) </text:span><text:span text:style-name="T12">is cranked by hand on one side</text:span><text:span text:style-name="T9">. </text:span><text:span text:style-name="T12">It is sufficiently slow for the boat on the left to pass safely</text:span><text:span text:style-name="T11">.<text:line-break/></text:span></text:p></draw:text-box></draw:frame><text:soft-page-break/>Landing<text:span text:style-name="T1">(s)</text:span></text:h>
      <text:p text:style-name="P17">Chain ferries land with the bow <text:span text:style-name="T72">square </text:span>to a landing which can be a slip, pier, quay, pontoon, beach or other natural shore. A slip or beach is is convenient if the water level varies. When approaching the landing, the vertical angle of the front part of the chain(s) change(s). The weight of the rear part of the chain now contributes to propulsion, “pushing” the ferry to a certain extent. After arriving at the landing, the ferry is then also partially held in place by the weight of the chain. Even without fixation, it won't drift away. When leaving it is the opposite: a little extra force is required. These inherent features contribute to safety. In practice the ferry is held even more firmly against the land if the chain sprockets are fixed, so no further mooring is then required.</text:p>
      <text:p text:style-name="P18">All known chain ferries have a blunt bow and approach the landing squarely, so it is easy to embark and disembark, over a front flap in the case of a slip. With a suitable design this ensures a perfect connection at every water level, also accessible for bicycles, strollers and wheelchairs. As a chain ferry m<text:span text:style-name="T22">u</text:span>st be of a symmetrical roll-on, roll-off design with flaps both fore and aft, this is particularly convenient: vehicles do not need to be turned around for disembarking.</text:p>
      <text:p text:style-name="P19"><text:span text:style-name="T21">Chain ferries using </text:span>two chains <text:span text:style-name="T21">or one</text:span> centrally-run chain <text:span text:style-name="T21">are automatically well-positioned by the blunt bow pulled against the landing. </text:span>In the case of only one chain <text:span text:style-name="T21">running on one side</text:span>, the fixation<text:span text:style-name="T21"> is</text:span> however insufficient <text:span text:style-name="T21">and requires further measures. This can be a kind of funnel dock, a secure corner, railings, or a series of piles.</text:span></text:p>
      <text:h text:style-name="P46" text:outline-level="1"><draw:frame draw:style-name="fr3" draw:name="Rahmen4" text:anchor-type="paragraph" svg:x="0cm" svg:y="0.129cm" svg:width="17.59cm" draw:z-index="2"><draw:text-box fo:min-height="10.222cm"><text:p text:style-name="P34"><draw:frame draw:style-name="fr8" draw:name="Grafik5" text:anchor-type="paragraph" svg:x="0cm" svg:y="0.212cm" svg:width="17.59cm" svg:height="9.73cm" draw:z-index="3"><draw:image xlink:href="../030-Reedham-GeorgePlunkett.jpg" xlink:type="simple" xlink:show="embed" xlink:actuate="onLoad"/></draw:frame><text:span text:style-name="T38"><text:line-break/></text:span><text:span text:style-name="T39">The</text:span><text:span text:style-name="Abbildung"><text:span text:style-name="T40"> </text:span></text:span><text:a xlink:type="simple" xlink:href="http://www.reedhamferry.co.uk/history-of-reedham-ferry-inn/"><text:span text:style-name="Abbildung"><text:span text:style-name="T40">Reedham Ferry</text:span></text:span></text:a><text:span text:style-name="Abbildung"><text:span text:style-name="T40"> in Norfolk GB is typical for many river crossings in England and Germany. Before 1950 (photo) it was cranked by hand over the approximately 45m wide river Yare. Today it has a motor on one of the chains. See also </text:span></text:span><text:a xlink:type="simple" xlink:href="https://en.wikipedia.org/wiki/Reedham_Ferry"><text:span text:style-name="Abbildung"><text:span text:style-name="T40">here</text:span></text:span></text:a><text:span text:style-name="Abbildung"><text:span text:style-name="T40"> and </text:span></text:span><text:a xlink:type="simple" xlink:href="http://www.simplonpc.co.uk/Reedham-Ferry.html"><text:span text:style-name="Abbildung"><text:span text:style-name="T40">further historic photos</text:span></text:span></text:a><text:span text:style-name="Abbildung"><text:span text:style-name="T40">. </text:span></text:span><text:span text:style-name="T6"><text:line-break/> </text:span></text:p></draw:text-box></draw:frame><text:soft-page-break/>Power</text:h>
      <text:p text:style-name="P20">The majority of chain ferries are human-powered. This includes almost all small ones for up to 24 passengers. Historically even chain ferries for cars were hand-operated, but today most of these have been fitted with motors. Large chain ferries have always been motorized. </text:p>
      <text:p text:style-name="P20"><text:span text:style-name="T23">N</text:span>one of the human-powered propulsion systems use pedals<text:span text:style-name="T23">: almost all use hand cranks or direct pull on the chain. Some use crankless smooth wheels with enough inertia to act as flywheels. All seem to be designed for operation by a single person and thus the power is limited to a few hundred Watts and is mostly below 100 W. Treadmill-cages have been proposed but like capstans or other multi-person arrangements have probably never been built – in comparison to the multiple oars or poles of free-moving craft.</text:span></text:p>
      <text:p text:style-name="P21"><text:span text:style-name="T23">It is interesting to compare the chain ferries which were once human-powered and are now motorized. Today those with</text:span> displacement<text:span text:style-name="T23">s</text:span> <text:span text:style-name="T23">of</text:span> 15-45 ton<text:span text:style-name="T23">ne</text:span>s <text:span text:style-name="T23">are fitted with</text:span> internal combustion engines of 5-25 kW. Very occasionally, there are also electric drives, for example 15 kW for 60 passengers / 6 cars. <text:span text:style-name="T23">This is over ten times more than human-powered, although they are probably faster today. Also, it used to be very hard work moving these heavy ferries and it is easily understandable why they were converted.</text:span></text:p>
      <text:p text:style-name="P22"><text:span text:style-name="T23">In spite of the tenfold increase when motorized, chain ferries need about ten times </text:span><text:span text:style-name="T4">less</text:span><text:span text:style-name="T23"> installed power than equivalent free moving ferries with propellers.</text:span></text:p>
      <text:p text:style-name="P23"><text:soft-page-break/><text:span text:style-name="T1">These</text:span> <text:span text:style-name="T24">relatively small powers are possible because of two reasons:</text:span></text:p>
      <text:list xml:id="list2183586258262455257" text:style-name="L1">
        <text:list-item>
          <text:p text:style-name="P56"><text:span text:style-name="T45">The transfer of force and power is virtually perfect at all speeds, as is the case with horses that pull a t</text:span><text:a xlink:type="simple" xlink:href="http://horsedrawntram.com.au/"><text:span text:style-name="T45">ram</text:span></text:a><text:span text:style-name="T45"> or </text:span><text:a xlink:type="simple" xlink:href="http://www.horseboating.org.uk/"><text:span text:style-name="T45">boat</text:span></text:a><text:span text:style-name="T45"> from the shore. The power of </text:span><text:a xlink:type="simple" xlink:href="http://www.yobunny.org.uk/canalcaholic/packets.htm"><text:span text:style-name="T45">two real horses</text:span></text:a><text:span text:style-name="T45"> is enough to pull a boat with 100 people with up to 10 km/h. The efficiency of the best propellers is about 90% at the best operating point, but in practice it is usually lower, especially when maneuvering </text:span><text:span text:style-name="T69">this is </text:span><text:span text:style-name="T45">only a few percent.</text:span></text:p>
        </text:list-item>
        <text:list-item>
          <text:p text:style-name="P52"><draw:frame draw:style-name="fr3" draw:name="Rahmen6" text:anchor-type="paragraph" svg:x="0.855cm" svg:y="3.265cm" svg:width="15.88cm" draw:z-index="17"><draw:text-box fo:min-height="9.59cm"><text:p text:style-name="Illustration"><draw:frame draw:style-name="fr9" draw:name="Grafik7" text:anchor-type="paragraph" svg:width="15.88cm" style:rel-width="100%" svg:height="9.59cm" style:rel-height="scale" draw:z-index="18"><draw:image xlink:href="../Lippefaehre_Baldur_Dorsten_2015-06-10_CC-BY-Ziltoidium-WP.JPG" xlink:type="simple" xlink:show="embed" xlink:actuate="onLoad"/></draw:frame><text:span text:style-name="T41"><text:line-break/>The</text:span><text:span text:style-name="Abbildung"><text:span text:style-name="T41"> </text:span></text:span><text:a xlink:type="simple" xlink:href="http://www.holstina.de/rad/lippefaehre.html"><text:span text:style-name="Abbildung"><text:span text:style-name="T41">Baldur</text:span></text:span></text:a><text:span text:style-name="Abbildung"><text:span text:style-name="T41"> is one of four </text:span></text:span><text:a xlink:type="simple" xlink:href="http://www.roemerlipperoute.de/informieren/ueber-die-roemer-lippe-route/uebersetzen-mit-den-lippefaehren.html"><text:span text:style-name="Abbildung"><text:span text:style-name="T41">Lippeferries</text:span></text:span></text:a><text:span text:style-name="Abbildung"><text:span text:style-name="T41"> which can transport 2-8 persons "do-it-yourself" over the Lippe in Germany, using flywheels rather than cranks. Besides the one drive chain, the ferries have an additional wire rope for extra guidance.<text:line-break/></text:span></text:span><text:span text:style-name="Abbildung"><text:span text:style-name="T27"> </text:span></text:span></text:p></draw:text-box></draw:frame>At slow speeds very little power is needed, none at all when stopped, even in the strongest current. This is in contrast to boats with propeller or paddle wheel drives: here a lot of reserve power is needed to maneuver, brake, or even just remain stationary in wind or current flow. These hardly affect a chain ferry, since the force is transmitted to the (fixed) <text:span text:style-name="T73">l</text:span>and and not to the (moving) water.</text:p>
        </text:list-item>
      </text:list>
      <text:h text:style-name="P47" text:outline-level="1">S<text:span text:style-name="T37">afety</text:span></text:h>
      <text:list xml:id="list155806659681387" text:continue-numbering="true" text:style-name="L1">
        <text:list-item>
          <text:p text:style-name="P53">Chain ferries have a number of safety features in comparison to free-moving ferries and, in part, to cable ferries:</text:p>
        </text:list-item>
        <text:list-item>
          <text:p text:style-name="P53">In the case of mechanical damage or a human ailment, the chain ferry just stops and does not drift downstream in<text:span text:style-name="T73">to</text:span> a danger zone.</text:p>
        </text:list-item>
        <text:list-item>
          <text:p text:style-name="P53">Even with a low power drive, the ferry can be moved against a strong current or wind. Flow and often <text:span text:style-name="T73">also </text:span>wind come <text:span text:style-name="T73">mainly </text:span>from the side, so that the drive must overcome only a fractional component <text:span text:style-name="T73">thereof.</text:span></text:p>
        </text:list-item>
      </text:list>
      <text:list xml:id="list6073285965443654510" text:style-name="L2">
        <text:list-item>
          <text:p text:style-name="P54"><text:soft-page-break/>There are no difficult maneuvers, so that the operator can concentrate on the observation of vessels and floating objects. If necessary, it is only needed to stop or at worst go backwards, which can be done without any nautical skill.</text:p>
        </text:list-item>
        <text:list-item>
          <text:p text:style-name="P54">The geometry of the chains stabilizes the landed chain ferry, as described above.</text:p>
        </text:list-item>
        <text:list-item>
          <text:p text:style-name="P54">The chains are for the most part on the ground or low enough to not be an obstacle for other vessels.</text:p>
        </text:list-item>
        <text:list-item>
          <text:p text:style-name="P54">Operation in poor visibility or darkness is possible, as long as the prescribed acoustic signals and lights are given and received, because the chain ferry cannot lose its course or position.</text:p>
        </text:list-item>
        <text:list-item>
          <text:p text:style-name="P54">The rupture of a chain is very unlikely, of two chains extremely unlikely. Unlike mooring chains, they can easily or automatically be examined with every crossing.</text:p>
        </text:list-item>
        <text:list-item>
          <text:p text:style-name="P54"><draw:frame draw:style-name="fr3" draw:name="Rahmen2" text:anchor-type="paragraph" svg:x="0cm" svg:y="1.822cm" svg:width="17.59cm" draw:z-index="15"><draw:text-box fo:min-height="11.299cm"><text:p text:style-name="P31"><draw:frame draw:style-name="fr10" draw:name="Grafik2" text:anchor-type="paragraph" svg:x="0cm" svg:y="0cm" svg:width="17.59cm" style:rel-width="100%" svg:height="11.299cm" style:rel-height="scale" draw:z-index="16"><draw:image xlink:href="../Torpoint_Ferry-CC-BY-SA-2-GrahamRichardson-WP.jpg" xlink:type="simple" xlink:show="embed" xlink:actuate="onLoad"/></draw:frame><text:span text:style-name="T38"><text:line-break/>Definitely</text:span><text:span text:style-name="T42"> not human-powered, one of the </text:span><text:a xlink:type="simple" xlink:href="https://en.wikipedia.org/wiki/Torpoint_Ferry"><text:span text:style-name="T42">Torpoint Ferries</text:span></text:a><text:span text:style-name="T42">, by far the world's largest chain ferry crossing, near Plymouth (GB). Three identical ferries side by side, each with two chains and a capacity of 73 cars, cross the almost 600m wide strait Hamoaze (river Tamar). They run 24h every day, every 10 or 15 minutes to a timetable, one, two or all three as traffic requires. This </text:span><text:a xlink:type="simple" xlink:href="https://www.google.ch/maps/@50.3755751,-4.1886974,657m/data=!3m1!1e3"><text:span text:style-name="T42">satellite image</text:span></text:a><text:span text:style-name="T42"> shows all three ferries in operation. The other large English chain ferries are the </text:span><text:a xlink:type="simple" xlink:href="https://www.iwfloatingbridge.co.uk/"><text:span text:style-name="T42">Cowe</text:span></text:a><text:a xlink:type="simple" xlink:href="https://www.iwfloatingbridge.co.uk/"><text:span text:style-name="T42">s Floating Bridge</text:span></text:a><text:span text:style-name="T42"> (Isle of Wight), the </text:span><text:a xlink:type="simple" xlink:href="http://www.falriver.co.uk/getting-about/ferries/king-harry-ferry/our-ferry"><text:span text:style-name="T42">King Harry F</text:span></text:a><text:a xlink:type="simple" xlink:href="http://www.falriver.co.uk/getting-about/ferries/king-harry-ferry/our-ferry"><text:span text:style-name="T42">erry</text:span></text:a><text:span text:style-name="T42"> (Cornwall) and the </text:span><text:a xlink:type="simple" xlink:href="http://www.sandbanksferry.co.uk/history.php"><text:span text:style-name="T42">Sandbanks</text:span></text:a><text:a xlink:type="simple" xlink:href="http://www.sandbanksferry.co.uk/history.php"><text:span text:style-name="T42"> Ferry</text:span></text:a><text:span text:style-name="T42"> (Poole Harbour).</text:span></text:p></draw:text-box></draw:frame>For the operation of a chain ferry, no special skill is required, just some attention and endurance. Most small chain ferries are provided for self-driving, even on navigable waters. </text:p>
        </text:list-item>
      </text:list>
      <text:h text:style-name="P49" text:outline-level="1"><text:soft-page-break/>Documented operational Chain Ferries</text:h>
      <text:p text:style-name="P12">Chain ferries are very unevenly distributed in the world <text:span text:style-name="T26">and most countries have none at all, although most have cable ferries using wire ropes</text:span>. <text:span text:style-name="T25">Apart from one small car ferry and two hand-operated chain ferries, </text:span>Great Britain or more precisely southern England <text:span text:style-name="T25">i</text:span>s <text:span text:style-name="T25">known for </text:span>four crossings with probably the seven largest motorized chain ferries <text:span text:style-name="T25">worldwide</text:span>. <text:span text:style-name="T25">The USA apparently once had many chain ferries; now only one is left. Germany has several - now mainly motorized. - car ferries and about a dozen newly built self-operated passenger and cycle ferries. In the Netherlands there are even more of these. In the following I try to list the human-powered chain ferries in operation today.</text:span></text:p>
      <text:p text:style-name="P39">USA:</text:p>
      <text:p text:style-name="Text_20_body"><draw:frame draw:style-name="fr11" draw:name="Grafik9" text:anchor-type="paragraph" svg:x="0.053cm" svg:y="-0.212cm" svg:width="17.166cm" svg:height="10.88cm" draw:z-index="6"><draw:image xlink:href="../SaugatuckChainFerry-CC-BY-SA-Parkerdr-WP.jpg" xlink:type="simple" xlink:show="embed" xlink:actuate="onLoad"/></draw:frame><draw:frame draw:style-name="fr12" draw:name="Grafik13" text:anchor-type="paragraph" svg:x="8.675cm" svg:y="11.982cm" svg:width="8.502cm" svg:height="6.376cm" draw:z-index="5"><draw:image xlink:href="../TrowlockFerry-CC-BY-SA-BasherEyre.jpg" xlink:type="simple" xlink:show="embed" xlink:actuate="onLoad"/></draw:frame><text:span text:style-name="T46">The seasonally operated </text:span><text:a xlink:type="simple" xlink:href="http://www.saugatuck.com/NEW_Business_Directory/listing_tour.asp?ID=49"><text:span text:style-name="T46">Saugatuck Ferry</text:span></text:a><text:span text:style-name="T46"> transports, with a guide, up to 24 persons as well as bicycles over the 95m wide navigable river </text:span><text:span text:style-name="T38">Kalamazoo</text:span><text:span text:style-name="T47">. The single chain drive is cranked and seems to require about 3 turns per meter; the tourists seem happy to help. </text:span></text:p>
      <text:p text:style-name="P40">England:</text:p>
      <text:p text:style-name="P5"><text:span text:style-name="T38">The smallest English "</text:span><text:span text:style-name="T70">d</text:span><text:span text:style-name="T38">o-it-yourself" chain ferry is the only access to 29 houses on the private Trowlock Island (River Thames) in Richmond, London. The 10m crossing takes about </text:span><text:a xlink:type="simple" xlink:href="https://www.youtube.com/watch?v=D72EDEcKStM"><text:span text:style-name="T38">40s</text:span></text:a><text:span text:style-name="T38">. It can also be fetched from the other side. </text:span></text:p>
      <text:p text:style-name="P24"><text:soft-page-break/></text:p>
      <text:p text:style-name="P5"><text:span text:style-name="T48">The seasonally operated </text:span><text:a xlink:type="simple" xlink:href="https://en.wikipedia.org/wiki/Stratford-upon-Avon_chain_ferry"><text:span text:style-name="T48">Stratford-upon-</text:span></text:a><text:a xlink:type="simple" xlink:href="https://en.wikipedia.org/wiki/Stratford-upon-Avon_chain_ferry"><text:span text:style-name="T48">A</text:span></text:a><text:a xlink:type="simple" xlink:href="https://en.wikipedia.org/wiki/Stratford-upon-Avon_chain_ferry"><text:span text:style-name="T48">von Ferry</text:span></text:a><text:span text:style-name="T48"> (see photo further up) for a maximum of approx. 20 people, carries up to 100'000 persons per year over the approximately 45m wide navigable river Avon. It is side-cranked by the crew and appears to give almost 1 meter per revolution.</text:span></text:p>
      <text:p text:style-name="P25"><text:line-break/><text:span text:style-name="T5">Germany</text:span><text:span text:style-name="T2">:</text:span></text:p>
      <text:p text:style-name="P55"><draw:frame draw:style-name="fr13" draw:name="Grafik15" text:anchor-type="paragraph" svg:x="6.108cm" svg:y="-0.185cm" svg:width="11.513cm" svg:height="8.474cm" draw:z-index="7"><draw:image xlink:href="../Puente_Marscher_Tief_6515-CC-BY-SA-4-EinDahmer.jpg" xlink:type="simple" xlink:show="embed" xlink:actuate="onLoad"/></draw:frame>The smallest chain ferries in Germany are self-operated "Pünten", e.g. <text:s/>30m over the river Vechte near Echteler and <text:span text:style-name="T75">two over the Marscher Tief by Bedekaspel, as part of a touristic cycle route (</text:span><text:a xlink:type="simple" xlink:href="http://www.grossesmeer.de/reisemagazin/3-meere-weg/puente.html"><text:span text:style-name="T75">see decription and instructions</text:span></text:a><text:span text:style-name="T75">). </text:span>They are not pure chain ferries, having also two <text:span text:style-name="T73">wire </text:span>ropes as guidance. The chains can also be <text:span text:style-name="T73">pull</text:span>ed from shore, in order to fetch the ferry empty from the other side.</text:p>
      <text:p text:style-name="P6"><text:span text:style-name="T49"><text:line-break/>The four self-operated </text:span><text:a xlink:type="simple" xlink:href="http://www.roemerlipperoute.de/informieren/ueber-die-roemer-lippe-route/uebersetzen-mit-den-lippefaehren.html"><text:span text:style-name="T49">Lippe-Ferries</text:span></text:a><text:span text:style-name="T49"> are available seasonally for 2-8 persons. The chains are operated by crankless flywheels, on the ferry or from the shore. In addition, each has a guidance wire, and one of them a longitudinal rope in order to utilize the current.</text:span></text:p>
      <text:p text:style-name="P30"><draw:frame draw:style-name="fr14" draw:name="Grafik19" text:anchor-type="paragraph" svg:width="17.59cm" svg:height="8.622cm" draw:z-index="8"><draw:image xlink:href="../Maifisch-CC-BY-NC-ND2-ReinhardH.jpg" xlink:type="simple" xlink:show="embed" xlink:actuate="onLoad"/></draw:frame> <text:line-break/><text:soft-page-break/></text:p>
      <text:p text:style-name="Text_20_body"><text:span text:style-name="T50">The </text:span><text:a xlink:type="simple" xlink:href="http://www.niederelbe.de/FAEHRE/fahrmanna.htm"><text:span text:style-name="T38">Gräpe</text:span></text:a><text:a xlink:type="simple" xlink:href="http://www.niederelbe.de/FAEHRE/fahrmanna.htm"><text:span text:style-name="T50">l-Ferry</text:span></text:a><text:span text:style-name="T38"> </text:span><text:span text:style-name="T50">crosses the </text:span><text:span text:style-name="T38">40m </text:span><text:span text:style-name="T50">wide Oste and can take</text:span><text:span text:style-name="T38"> </text:span><text:span text:style-name="T51">30 Persons or 2 cars. There are no cranks; the chain is pulled by hand. By changing the belaying points, the ferry's yaw can be adjusted and the river current partially utilized.</text:span></text:p>
      <text:p text:style-name="P37"><draw:frame draw:style-name="fr15" draw:name="Grafik12" text:anchor-type="paragraph" svg:x="-0.011cm" svg:y="0.22cm" svg:width="17.619cm" svg:height="8.789cm" draw:z-index="4"><draw:image xlink:href="../faehre-graepel-handbetriebene-prahmfaehre-HelmutSeger-42700.jpg" xlink:type="simple" xlink:show="embed" xlink:actuate="onLoad"/></draw:frame></text:p>
      <text:p text:style-name="P39"/>
      <text:p text:style-name="P39"><draw:frame draw:style-name="fr16" draw:name="Grafik18" text:anchor-type="paragraph" svg:x="4.646cm" svg:y="0.268cm" svg:width="13.063cm" svg:height="6.396cm" draw:z-index="14"><draw:image xlink:href="../Ferry_Vlietlanden_Netherlands-PD-Tukka-WP.JPG" xlink:type="simple" xlink:show="embed" xlink:actuate="onLoad"/></draw:frame>N<text:span text:style-name="T28">etherlands</text:span>:</text:p>
      <text:p text:style-name="P7"><text:span text:style-name="T52">In Duifpolder (between Delft and Rotterdam) there is a small self-propelled chain ferry (v</text:span><text:a xlink:type="simple" xlink:href="http://player.mashpedia.com/player.php?ref=mashpedia&amp;q=Qdsc1a49AIY"><text:span text:style-name="T52">ideo</text:span></text:a><text:span text:style-name="T52">), about 40m over <text:s/>a channel. A second very similar crossing is over the 40m wide river Tjonger near Heerenveen.</text:span><text:span text:style-name="T8"><text:line-break/> <text:line-break/></text:span><text:span text:style-name="T52"><text:line-break/>On </text:span><text:a xlink:type="simple" xlink:href="http://www.voetveren.nl/22-typen.php"><text:span text:style-name="T52">this page</text:span></text:a><text:span text:style-name="T52"> </text:span><text:span text:style-name="T53">3</text:span><text:span text:style-name="T54">1</text:span><text:span text:style-name="T53"> </text:span><text:span text:style-name="T55">similar</text:span><text:span text:style-name="T53"> "Zelfbedieningskettingveerponts" </text:span><text:span text:style-name="T55">are described</text:span><text:span text:style-name="T56">, as well as 54 <text:s/>with ropes instead of chains, 5 of these however being in Belgium.<text:line-break/></text:span><text:span text:style-name="T13"> </text:span></text:p>
      <text:p text:style-name="P2"><text:a xlink:type="simple" xlink:href="https://www.youtube.com/watch?v=3EyzO_k7hgU"><text:span text:style-name="T57">This video</text:span></text:a><text:span text:style-name="T38"> </text:span><text:span text:style-name="T58">shows the function of the "Kettingpont Aanloophaven Zeewolde".<text:line-break/><text:line-break/></text:span><text:span text:style-name="T14"> </text:span></text:p>
      <text:p text:style-name="P26"><draw:frame draw:style-name="fr17" draw:name="Grafik21" text:anchor-type="paragraph" svg:x="0.081cm" svg:y="0.026cm" svg:width="12.91cm" svg:height="8.126cm" draw:z-index="9"><draw:image xlink:href="../Kettingpont_over_de_Vaartse_Rijn_(03).jpg" xlink:type="simple" xlink:show="embed" xlink:actuate="onLoad"/></draw:frame><text:soft-page-break/>This "Kettingpont" across the channel Vaarste Rijn near Utrecht can even be powered by small children. It is not clear whether this is <text:span text:style-name="T73">near by</text:span> the Museumswerf Vreeswijk, or whether there is a second identical ferry.</text:p>
      <text:p text:style-name="P8"><text:span text:style-name="T38">The Dutch love their little cable ferries, most operated with ropes and some with chains. Here is a college </text:span><text:a xlink:type="simple" xlink:href="http://technologie-ipo.blogspot.ch/2011/02/labo-1-voetveer.html"><text:span text:style-name="T38">design competition</text:span></text:a><text:span text:style-name="T38"> with dozens of design studies including a </text:span><text:a xlink:type="simple" xlink:href="http://technologie-ipo.blogspot.ch/2011/03/soorten-voetveeraandrijvingen-keuze.html"><text:span text:style-name="T38">small ty</text:span></text:a><text:a xlink:type="simple" xlink:href="http://technologie-ipo.blogspot.ch/2011/03/soorten-voetveeraandrijvingen-keuze.html"><text:span text:style-name="T59">polog</text:span></text:a><text:a xlink:type="simple" xlink:href="http://technologie-ipo.blogspot.ch/2011/03/soorten-voetveeraandrijvingen-keuze.html"><text:span text:style-name="T38">y</text:span></text:a><text:span text:style-name="T38">.</text:span></text:p>
      <text:p text:style-name="Text_20_body"><text:span text:style-name="T57">Two identical "Pontjes" near </text:span><text:a xlink:type="simple" xlink:href="http://www.netperk.eu/pontje-molletjesveer-knollendam/"><text:span text:style-name="T57">Mo</text:span></text:a><text:a xlink:type="simple" xlink:href="http://www.netperk.eu/pontje-molletjesveer-knollendam/"><text:span text:style-name="T38">lletjesvee</text:span></text:a><text:a xlink:type="simple" xlink:href="http://www.netperk.eu/pontje-molletjesveer-knollendam/"><text:span text:style-name="T60">r-Knollendam</text:span></text:a><text:span text:style-name="T38"> </text:span><text:span text:style-name="T57">and </text:span><text:a xlink:type="simple" xlink:href="http://www.netperk.eu/pontje-oostknollendam-starnmeer/"><text:span text:style-name="T57">Oos</text:span></text:a><text:a xlink:type="simple" xlink:href="http://www.netperk.eu/pontje-oostknollendam-starnmeer/"><text:span text:style-name="T38">tknollendam-</text:span></text:a><text:a xlink:type="simple" xlink:href="http://www.netperk.eu/pontje-oostknollendam-starnmeer/"><text:span text:style-name="T60">S</text:span></text:a><text:a xlink:type="simple" xlink:href="http://www.netperk.eu/pontje-oostknollendam-starnmeer/"><text:span text:style-name="T38">tarnmeer</text:span></text:a><text:span text:style-name="T38"> </text:span><text:span text:style-name="T57">are part of a cycle route. Here a <text:s/></text:span><text:a xlink:type="simple" xlink:href="https://www.youtube.com/watch?v=ZaENCFLV2gg"><text:span text:style-name="T57">Video</text:span></text:a><text:span text:style-name="T57"> of this.</text:span></text:p>
      <text:p text:style-name="Text_20_body"><text:a xlink:type="simple" xlink:href="http://www.voetveren.nl/22-typen.php"><text:span text:style-name="T57">This page</text:span></text:a><text:span text:style-name="T38"> </text:span><text:span text:style-name="T57">also lists 4 electrically powered small ferries in </text:span><text:a xlink:type="simple" xlink:href="http://www.voetveren.nl/detail.php?nummer=106"><text:span text:style-name="T57">Valkenburg near Leiden</text:span></text:a><text:span text:style-name="T38"> </text:span><text:span text:style-name="T61">or this </text:span><text:a xlink:type="simple" xlink:href="http://www.voetveren.nl/detail.php?nummer=314"><text:span text:style-name="T61">partly solar self-operated hybrid chain ferry</text:span></text:a><text:span text:style-name="T38"> </text:span><text:span text:style-name="T57">over the river Vechte. </text:span></text:p>
      <text:h text:style-name="P48" text:outline-level="1">Copyright</text:h>
      <text:p text:style-name="Text_20_body"><text:span text:style-name="T62">This article is by Theo Schmidt. Version 22.12.2016 </text:span><text:span text:style-name="T71">(page 9 revised 10.4.2017)</text:span><text:span text:style-name="T62">. </text:span><text:span text:style-name="T38"><text:s/></text:span><text:span text:style-name="T62">The</text:span><text:span text:style-name="T38"> </text:span><text:span text:style-name="T64">te</text:span><text:span text:style-name="T63">xt</text:span><text:span text:style-name="T38"> </text:span><text:span text:style-name="T62">may be used</text:span><text:span text:style-name="T38"> </text:span><text:span text:style-name="T62">according to the </text:span><text:a xlink:type="simple" xlink:href="https://creativecommons.org/licenses/by-sa/4.0/deed.de"><text:span text:style-name="T62">Creative Commons License CC-BY-SA</text:span></text:a><text:span text:style-name="T38">.</text:span></text:p>
      <text:p text:style-name="P27"><text:span text:style-name="T29">For the pictures other licenses apply, page wise</text:span>:</text:p>
      <text:p text:style-name="Text_20_body"><text:span text:style-name="T38">1: </text:span><text:span text:style-name="T65">Drawing by</text:span><text:span text:style-name="T38"> Lorenz Perincioli, Goldiwil </text:span><text:a xlink:type="simple" xlink:href="https://creativecommons.org/licenses/by-nc-sa/4.0/deed.de"><text:span text:style-name="T66">CC-BY-NC-SA</text:span></text:a></text:p>
      <text:p text:style-name="Text_20_body"><text:span text:style-name="T65">4</text:span><text:span text:style-name="T38">: Photo </text:span><text:span text:style-name="T65">of </text:span><text:span text:style-name="T38">Stratford-F</text:span><text:span text:style-name="T65">erry</text:span><text:span text:style-name="T38"> </text:span><text:span text:style-name="T65">by</text:span><text:span text:style-name="T38"> David Dixon 2011 </text:span><text:a xlink:type="simple" xlink:href="http://creativecommons.org/licenses/by-sa/2.0/"><text:span text:style-name="T38">CC-BY-SA</text:span></text:a><text:span text:style-name="T38"> </text:span></text:p>
      <text:p text:style-name="P12"><text:span text:style-name="T31">5</text:span>: Photo <text:span text:style-name="T31">by</text:span> George Plunkett, <text:span text:style-name="T31">copied</text:span> <text:span text:style-name="T31">with</text:span> <text:span text:style-name="T31">permission</text:span> <text:span text:style-name="T31">of</text:span> Johnathan Plunkett</text:p>
      <text:p text:style-name="P9"><text:span text:style-name="T65">6</text:span><text:span text:style-name="T38">: </text:span><text:span text:style-name="T67">Photo of Lippe Ferry Baldur by Ziltoidium (Wikimedia)</text:span><text:span text:style-name="T38"> </text:span><text:a xlink:type="simple" xlink:href="https://creativecommons.org/licenses/by-sa/4.0/deed.en"><text:span text:style-name="T67">CC-BY-SA</text:span></text:a><text:span text:style-name="T67"> </text:span></text:p>
      <text:p text:style-name="P10"><text:span text:style-name="T65">7</text:span><text:span text:style-name="T38">: Photo </text:span><text:span text:style-name="T65">of a</text:span><text:span text:style-name="T38"> Torpoint F</text:span><text:span text:style-name="T65">erry</text:span><text:span text:style-name="T38"> </text:span><text:span text:style-name="T65">by</text:span><text:span text:style-name="T38"> Graham Richardson </text:span><text:span text:style-name="T68">(Wikimedia) </text:span><text:a xlink:type="simple" xlink:href="http://creativecommons.org/licenses/by-sa/2.0/"><text:span text:style-name="T68">CC-BY-SA</text:span></text:a><text:span text:style-name="T68"> </text:span></text:p>
      <text:p text:style-name="P28"><text:span text:style-name="T31">8</text:span>: Photo <text:span text:style-name="T31">of </text:span>Saugatuck F<text:span text:style-name="T31">erry</text:span> <text:span text:style-name="T31">by</text:span> Parkerdr (Wikimedia) CC-BY-SA<text:line-break/> <text:s text:c="3"/>Photo <text:span text:style-name="T31">of </text:span>Trowlock F<text:span text:style-name="T31">erry</text:span> <text:span text:style-name="T31">by</text:span> BasherEyre (Wikimedia) CC-BY-SA</text:p>
      <text:p text:style-name="P11"><text:span text:style-name="T65">9: </text:span><text:span text:style-name="T38">Photo </text:span><text:span text:style-name="T65">of "</text:span><text:span text:style-name="T38">Pünte</text:span><text:span text:style-name="T65">"</text:span><text:span text:style-name="T38"> by Ein Dahmer (Wikimedia) </text:span><text:a xlink:type="simple" xlink:href="https://creativecommons.org/licenses/by-sa/4.0/deed.en"><text:span text:style-name="T38">CC-BY-SA</text:span></text:a><text:span text:style-name="T38"> <text:line-break/> <text:s text:c="3"/>Photo </text:span><text:span text:style-name="T65">of </text:span><text:span text:style-name="T38">Maifisch </text:span><text:span text:style-name="T65">by</text:span><text:span text:style-name="T38"> Reinhard H </text:span><text:a xlink:type="simple" xlink:href="https://creativecommons.org/licenses/by-nc-nd/2.0/"><text:span text:style-name="T38">CC-BY-NC-ND</text:span></text:a></text:p>
      <text:p text:style-name="P28"><text:span text:style-name="T31">10: </text:span>Photo <text:span text:style-name="T31">of </text:span><text:s/><text:span text:style-name="T31">the</text:span> Gräppel <text:span text:style-name="T31">Ferry by</text:span> Helmut Seger, <text:span text:style-name="T31">permission applied for.</text:span></text:p>
      <text:p text:style-name="P3"><text:span text:style-name="T38">1</text:span><text:span text:style-name="T65">1</text:span><text:span text:style-name="T38">: </text:span><text:span text:style-name="T65">Photo of Kettingpont © S.J. de Waard (via Wikimedia) </text:span><text:a xlink:type="simple" xlink:href="https://creativecommons.org/licenses/by-sa/3.0/deed.en"><text:span text:style-name="T65">CC-BY-SA-3.0</text:span></text:a></text:p>
      <text:p text:style-name="P29">All other photos are in the Public Domain, mostly from Wikimedia Comm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cm" fo:margin-bottom="0.21cm" style:contextual-spacing="fals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paragraph-properties fo:margin-left="1.64cm" fo:margin-right="1.164cm" fo:margin-top="0.212cm" fo:margin-bottom="0.212cm" style:contextual-spacing="false" fo:text-indent="0cm" style:auto-text-indent="false" text:number-lines="false" text:line-number="0"/>
      <style:text-properties fo:font-size="10.5pt" style:font-weight-asian="normal" style:font-weight-complex="norm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10.5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bbildung" style:family="text">
      <style:text-properties fo:font-size="10.5pt" fo:font-style="italic" style:font-size-asian="10.5pt" style:font-style-asian="italic" style:font-weight-asian="normal" style:font-size-complex="10.5pt" style:font-style-complex="italic"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language="en" fo:country="US" officeooo:rsid="00575443" officeooo:paragraph-rsid="00575443"/>
    </style:style>
    <style:style style:name="MT1" style:family="text">
      <style:text-properties officeooo:rsid="01463d3a"/>
    </style:style>
    <style:page-layout style:name="Mpm1">
      <style:page-layout-properties fo:page-width="21.59cm" fo:page-height="27.94cm" style:num-format="1" style:print-orientation="portrait" fo:margin-top="1.499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Human-powered Chain Ferries</text:span> <text:s/><text:tab/><text:tab/><text:span text:style-name="MT1">Page</text:span> <text:page-number text:select-page="current">11</text:page-number> <text:span text:style-name="MT1">of</text:span>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1:56:21.714084533</meta:creation-date>
    <dc:date>2017-04-10T15:58:05.164084000</dc:date>
    <meta:editing-duration>P5DT3H44M31S</meta:editing-duration>
    <meta:editing-cycles>110</meta:editing-cycles>
    <meta:generator>LibreOffice/4.1.6.2$Linux_X86_64 LibreOffice_project/410m0$Build-2</meta:generator>
    <dc:creator>Theo Schmidt</dc:creator>
    <meta:document-statistic meta:table-count="0" meta:image-count="13" meta:object-count="0" meta:page-count="11" meta:paragraph-count="76" meta:word-count="2846" meta:character-count="16863" meta:non-whitespace-character-count="14041"/>
  </office:meta>
</office:document-meta>
</file>